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2dfa4" officeooo:paragraph-rsid="0012dfa4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Caption">
      <style:text-properties officeooo:rsid="0012dfa4" officeooo:paragraph-rsid="0012dfa4"/>
    </style:style>
    <style:style style:name="P5" style:family="paragraph" style:parent-style-name="Azione_20_sistema" style:list-style-name="L1"/>
    <style:style style:name="P6" style:family="paragraph" style:parent-style-name="Azione_20_sistema">
      <style:paragraph-properties fo:margin-left="2.734cm" fo:margin-right="0.009cm" fo:text-indent="-0.397cm" style:auto-text-indent="false">
        <style:tab-stops>
          <style:tab-stop style:position="0.55cm"/>
        </style:tab-stops>
      </style:paragraph-properties>
    </style:style>
    <style:style style:name="P7" style:family="paragraph" style:parent-style-name="Azione_20_sistema">
      <style:paragraph-properties fo:margin-left="2.787cm" fo:margin-right="0.009cm" fo:text-indent="-0.265cm" style:auto-text-indent="false">
        <style:tab-stops>
          <style:tab-stop style:position="0.55cm"/>
        </style:tab-stops>
      </style:paragraph-properties>
    </style:style>
    <style:style style:name="P8" style:family="paragraph" style:parent-style-name="Table_20_Contents" style:list-style-name="L2"/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Azione_20_attore" style:list-style-name="L1"/>
    <style:style style:name="T1" style:family="text">
      <style:text-properties officeooo:rsid="0012dfa4"/>
    </style:style>
    <style:style style:name="T2" style:family="text">
      <style:text-properties officeooo:rsid="0019dbc7"/>
    </style:style>
    <style:style style:name="T3" style:family="text">
      <style:text-properties officeooo:rsid="001353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">Tirocinante</text:span> visualizza <text:span text:style-name="T3">scheda perso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Tiroci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2">come </text:span><text:span text:style-name="T1">Tirocinan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243478" text:style-name="Numerazione_20_UC">
              <text:list-item text:start-value="1">
                <text:p text:style-name="Azione_20_attore"><text:span text:style-name="T1">Tirocinante</text:span> accede alla sua pagina personale.</text:p>
              </text:list-item>
              <text:list-item>
                <text:p text:style-name="P6"><text:s/>Il sistema mostra le varie possibili scelte per la propria categoria:</text:p>
              </text:list-item>
            </text:list>
            <text:list xml:id="list30246320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Visualizza stato iscrizione</text:p>
                          </text:list-item>
                          <text:list-item>
                            <text:p text:style-name="P5">Visualizza propri dati</text:p>
                          </text:list-item>
                          <text:list-item>
                            <text:p text:style-name="P10">Visualizza dati <text:span text:style-name="T1">Registro Attività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0246903" text:continue-list="list30243478" text:style-name="Numerazione_20_UC">
              <text:list-item>
                <text:p text:style-name="Azione_20_attore"><text:span text:style-name="T2">Il <text:s/></text:span><text:span text:style-name="T1">Tirocinante</text:span><text:span text:style-name="T2"> </text:span>clicca su: “Visualizza stato iscrizione”.</text:p>
              </text:list-item>
              <text:list-item>
                <text:p text:style-name="P7">Il sistema mostra la pagina richiesta. I dati mostrati dal sistema sono: lo stato dell'iscrizione, se attivo o meno, <text:span text:style-name="T1">eventuali attività già assegnate, ore di lavor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Postcondizion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243479" text:style-name="L2">
              <text:list-item>
                <text:p text:style-name="P8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4">UC_M_36_Tirocinante visualizza <text:span text:style-name="T3">scheda perso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09:51:39.94</meta:creation-date>
    <meta:editing-duration>P0D</meta:editing-duration>
    <meta:editing-cycles>4</meta:editing-cycles>
    <meta:generator>LibreOffice/3.6$Windows_x86 LibreOffice_project/da8c1e6-fd468f4-454e206-f42a4a9-143cfd</meta:generator>
    <dc:date>2012-11-23T10:12:22.59</dc:date>
    <meta:document-statistic meta:table-count="1" meta:image-count="0" meta:object-count="0" meta:page-count="1" meta:paragraph-count="24" meta:word-count="141" meta:character-count="979" meta:non-whitespace-character-count="868"/>
  </office:meta>
</office:document-meta>
</file>